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df40d" officeooo:paragraph-rsid="001df40d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df40d" officeooo:paragraph-rsid="001ef88c" style:font-size-asian="12pt" style:font-weight-asian="bold" style:font-name-complex="Arial" style:font-size-complex="12pt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f34d1" officeooo:paragraph-rsid="001f34d1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1df40d" officeooo:paragraph-rsid="001df40d" style:font-size-asian="12pt" style:font-weight-asian="bold" style:font-name-complex="Ari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Mailbox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Mailbox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Yule Log</text:p>
            <text:p text:style-name="P5">Candelabr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Yule Log</text:p>
            <text:p text:style-name="P5">Candelabr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Lamp Pos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6">Lamp Pos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701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47:27.636000000</dc:date>
    <meta:editing-cycles>6</meta:editing-cycles>
    <meta:editing-duration>PT1H46M44S</meta:editing-duration>
    <meta:print-date>2021-01-15T11:46:54.492000000</meta:print-date>
    <meta:document-statistic meta:table-count="1" meta:image-count="0" meta:object-count="0" meta:page-count="2" meta:paragraph-count="8" meta:word-count="12" meta:character-count="74" meta:non-whitespace-character-count="70"/>
    <meta:template xlink:type="simple" xlink:actuate="onRequest" xlink:title="" xlink:href="../../../Templates/Mr.%20Label%20MR183%20Cable%20Flags.odt/Normal"/>
  </office:meta>
</office:document-meta>
</file>